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.0034in solid #D9D9E3" fo:padding="0in" style:shadow="none" fo:text-align="center" fo:margin-bottom="0.2083in" fo:line-height="100%"/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2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3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4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5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6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7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8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9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10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11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13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14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16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17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P19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20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21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22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23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24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25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26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27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28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29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30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31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3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33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34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3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36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37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3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39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T40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P41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4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43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44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4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46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47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4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49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50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51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P52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53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54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55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56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57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58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59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60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61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6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63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64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6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66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67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6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69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70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71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72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73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74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75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T76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77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78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79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80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81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8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83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84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8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86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87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8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89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T90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91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92" style:parent-style-name="Normal" style:list-style-name="LFO1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93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94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T9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0000" style:letter-kerning="false" fo:font-size="13.5pt" style:font-size-asian="13.5pt" style:font-size-complex="13.5pt" style:language-asian="fr" style:country-asian="BE"/>
    </style:style>
    <style:style style:name="T96" style:parent-style-name="Policepardéfaut" style:family="text">
      <style:text-properties style:font-name="Segoe UI" style:font-name-asian="Times New Roman" style:font-name-complex="Segoe UI" fo:color="#000000" style:letter-kerning="false" fo:font-size="13.5pt" style:font-size-asian="13.5pt" style:font-size-complex="13.5pt" style:language-asian="fr" style:country-asian="BE"/>
    </style:style>
    <style:style style:name="P9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BE"/>
    </style:style>
  </office:automatic-styles>
  <office:body>
    <office:text text:use-soft-page-breaks="true">
      <text:p text:style-name="P1">Commande Linux<text:line-break/></text:p>
      <text:list text:style-name="LFO1" text:continue-numbering="true">
        <text:list-item>
          <text:p text:style-name="P2"><text:span text:style-name="T3">ls</text:span><text:span text:style-name="T4"><text:s/></text:span></text:p>
        </text:list-item>
        <text:list-item>
          <text:p text:style-name="P5"><text:span text:style-name="T6">cd</text:span><text:span text:style-name="T7"><text:s/></text:span></text:p>
        </text:list-item>
        <text:list-item>
          <text:p text:style-name="P8"><text:span text:style-name="T9">mkdir</text:span><text:span text:style-name="T10"><text:s/></text:span></text:p>
        </text:list-item>
        <text:list-item>
          <text:p text:style-name="P11"><text:span text:style-name="T12">touch</text:span><text:span text:style-name="T13"><text:s/></text:span></text:p>
        </text:list-item>
        <text:list-item>
          <text:p text:style-name="P14"><text:span text:style-name="T15">cp</text:span><text:span text:style-name="T16"><text:s/></text:span></text:p>
        </text:list-item>
        <text:list-item>
          <text:p text:style-name="P17"><text:span text:style-name="T18">mv</text:span></text:p>
        </text:list-item>
        <text:list-item>
          <text:p text:style-name="P19"><text:span text:style-name="T20">rm</text:span><text:span text:style-name="T21"><text:s/></text:span></text:p>
        </text:list-item>
        <text:list-item>
          <text:p text:style-name="P22"><text:span text:style-name="T23">cat</text:span><text:span text:style-name="T24"><text:s/></text:span></text:p>
        </text:list-item>
        <text:list-item>
          <text:p text:style-name="P25"><text:span text:style-name="T26">less</text:span><text:span text:style-name="T27"><text:s/></text:span></text:p>
        </text:list-item>
        <text:list-item>
          <text:p text:style-name="P28"><text:span text:style-name="T29">head</text:span><text:span text:style-name="T30"><text:s/></text:span></text:p>
        </text:list-item>
        <text:list-item>
          <text:p text:style-name="P31"><text:span text:style-name="T32">tail</text:span><text:span text:style-name="T33"><text:s/></text:span></text:p>
        </text:list-item>
        <text:list-item>
          <text:p text:style-name="P34"><text:span text:style-name="T35">grep</text:span><text:span text:style-name="T36"><text:s/></text:span></text:p>
        </text:list-item>
        <text:list-item>
          <text:p text:style-name="P37"><text:span text:style-name="T38">nano</text:span><text:span text:style-name="T39"><text:s/>ou<text:s/></text:span><text:span text:style-name="T40">vim</text:span></text:p>
        </text:list-item>
        <text:list-item>
          <text:p text:style-name="P41"><text:span text:style-name="T42">man</text:span><text:span text:style-name="T43"><text:s/></text:span></text:p>
        </text:list-item>
        <text:list-item>
          <text:p text:style-name="P44"><text:span text:style-name="T45">sudo</text:span><text:span text:style-name="T46"><text:s/></text:span></text:p>
        </text:list-item>
        <text:list-item>
          <text:p text:style-name="P47"><text:span text:style-name="T48">apt</text:span><text:span text:style-name="T49"><text:s/></text:span></text:p>
        </text:list-item>
        <text:list-item>
          <text:p text:style-name="P50"><text:span text:style-name="T51">ps</text:span></text:p>
        </text:list-item>
        <text:list-item>
          <text:p text:style-name="P52"><text:span text:style-name="T53">kill</text:span><text:span text:style-name="T54"><text:s/></text:span></text:p>
        </text:list-item>
        <text:list-item>
          <text:p text:style-name="P55"><text:span text:style-name="T56">top</text:span><text:span text:style-name="T57"><text:s/></text:span></text:p>
        </text:list-item>
        <text:list-item>
          <text:p text:style-name="P58"><text:span text:style-name="T59">df</text:span><text:span text:style-name="T60"><text:s/></text:span></text:p>
        </text:list-item>
        <text:list-item>
          <text:p text:style-name="P61"><text:span text:style-name="T62">du</text:span><text:span text:style-name="T63"><text:s/></text:span></text:p>
        </text:list-item>
        <text:list-item>
          <text:p text:style-name="P64"><text:span text:style-name="T65">tar</text:span><text:span text:style-name="T66"><text:s/></text:span></text:p>
        </text:list-item>
        <text:list-item>
          <text:p text:style-name="P67"><text:span text:style-name="T68">ssh</text:span><text:span text:style-name="T69"><text:s/></text:span></text:p>
        </text:list-item>
        <text:list-item>
          <text:p text:style-name="P70"><text:span text:style-name="T71">scp</text:span><text:span text:style-name="T72"><text:s/></text:span></text:p>
        </text:list-item>
        <text:list-item>
          <text:p text:style-name="P73"><text:span text:style-name="T74">wget</text:span><text:span text:style-name="T75"><text:s/>ou<text:s/></text:span><text:span text:style-name="T76">curl</text:span><text:span text:style-name="T77"><text:s/></text:span></text:p>
        </text:list-item>
        <text:list-item>
          <text:p text:style-name="P78"><text:span text:style-name="T79">find</text:span><text:span text:style-name="T80"><text:s/></text:span></text:p>
        </text:list-item>
        <text:list-item>
          <text:p text:style-name="P81"><text:span text:style-name="T82">history</text:span><text:span text:style-name="T83"><text:s/></text:span></text:p>
        </text:list-item>
        <text:list-item>
          <text:p text:style-name="P84"><text:span text:style-name="T85">ping</text:span><text:span text:style-name="T86"><text:s/></text:span></text:p>
        </text:list-item>
        <text:list-item>
          <text:p text:style-name="P87"><text:span text:style-name="T88">ifconfig</text:span><text:span text:style-name="T89"><text:s/>ou<text:s/></text:span><text:span text:style-name="T90">ip</text:span><text:span text:style-name="T91"><text:s/></text:span></text:p>
        </text:list-item>
        <text:list-item>
          <text:p text:style-name="P92"><text:span text:style-name="T93">shutdown</text:span><text:span text:style-name="T94"><text:s/>ou<text:s/></text:span><text:span text:style-name="T95">reboot</text:span><text:span text:style-name="T96"><text:s/></text:span></text:p>
        </text:list-item>
      </text:list>
      <text:p text:style-name="P97">Haut du formulair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BE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BE" fo:hyphenate="fals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ALAIS Florian</meta:initial-creator>
    <dc:creator>SCALAIS Florian</dc:creator>
    <meta:creation-date>2023-10-05T08:51:00Z</meta:creation-date>
    <dc:date>2023-10-05T08:53:00Z</dc:date>
    <meta:template xlink:href="Normal.dotm" xlink:type="simple"/>
    <meta:editing-cycles>1</meta:editing-cycles>
    <meta:editing-duration>PT120S</meta:editing-duration>
    <meta:document-statistic meta:page-count="1" meta:paragraph-count="1" meta:word-count="36" meta:character-count="233" meta:row-count="1" meta:non-whitespace-character-count="198"/>
  </office:meta>
</office:document-meta>
</file>